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9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5.572cm"/>
    </style:style>
    <style:style style:name="co5" style:family="table-column">
      <style:table-column-properties fo:break-before="auto" style:column-width="5.1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7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49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2.413cm" fo:break-before="auto" style:use-optimal-row-height="true"/>
    </style:style>
    <style:style style:name="ro7" style:family="table-row">
      <style:table-row-properties style:row-height="1.009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Excel_20_Built-in_20_Normal">
      <style:table-cell-properties fo:background-color="#deebf7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fo:background-color="#fbe5d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fo:background-color="#e2f0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table:number-columns-spanned="3" table:number-rows-spanned="1">
            <text:p>Test unitario classe Classifica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requisiti(se metto elimina libro prima dovrò averlo inserito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string">
            <text:p>Descrizione</text:p>
          </table:table-cell>
          <table:table-cell office:value-type="string">
            <text:p>Requisiti</text:p>
          </table:table-cell>
          <table:table-cell office:value-type="string">
            <text:p>Azioni</text:p>
          </table:table-cell>
          <table:table-cell office:value-type="string">
            <text:p>Risultato atteso</text:p>
          </table:table-cell>
          <table:table-cell office:value-type="string">
            <text:p>Esito</text:p>
          </table:table-cell>
          <table:table-cell table:number-columns-repeated="4"/>
          <table:table-cell office:value-type="string">
            <text:p>Azioni:operazione che voglio far</text:p>
          </table:table-cell>
        </table:table-row>
        <table:table-row table:style-name="ro2">
          <table:table-cell table:number-columns-repeated="4"/>
          <table:table-cell table:style-name="ce4" office:value-type="string">
            <text:p>istanzio il seguente: t("Luca", "Lieto", LocalDate.of(2006, 12, 13), 200, 2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string">
            <text:p>Test Costruttore</text:p>
          </table:table-cell>
          <table:table-cell/>
          <table:table-cell office:value-type="string">
            <text:p>Istanzio una classifica c1</text:p>
          </table:table-cell>
          <table:table-cell office:value-type="string">
            <text:p>c1.getNTennistiPresenti=0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float" office:value="2">
            <text:p>2</text:p>
          </table:table-cell>
          <table:table-cell table:style-name="ce2" office:value-type="string">
            <text:p>test setTennista e getTennnista posizione valida</text:p>
          </table:table-cell>
          <table:table-cell/>
          <table:table-cell table:style-name="ce2" office:value-type="string">
            <text:p>istanzio una classifica c1, invoco c1.setTennista(t), invoco t1=c1.getTennista(0)</text:p>
          </table:table-cell>
          <table:table-cell table:style-name="ce2" office:value-type="string">
            <text:p>t.equals(t1)==true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style-name="ce3" office:value-type="string">
            <text:p>Test setTennista classifica piena</text:p>
          </table:table-cell>
          <table:table-cell/>
          <table:table-cell table:style-name="ce3" office:value-type="string">
            <text:p>istanzio una classifica c1, invoco c1.setTennista(t) con un for per tutte le celle dell'array, invoco c1.setTennista(t),</text:p>
          </table:table-cell>
          <table:table-cell table:style-name="ce3" office:value-type="string">
            <text:p>Sollevamento EccezioneClassificaPiena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float" office:value="4">
            <text:p>4</text:p>
          </table:table-cell>
          <table:table-cell table:style-name="ce2" office:value-type="string">
            <text:p>test getTennista posizione &lt;0</text:p>
          </table:table-cell>
          <table:table-cell/>
          <table:table-cell table:style-name="ce2" office:value-type="string">
            <text:p>istanzio una Classifica c1, invoco c1.setTennista(t), invoco t1=c1.getTennista(-1),</text:p>
          </table:table-cell>
          <table:table-cell table:style-name="ce2" office:value-type="string">
            <text:p>Sollevamento EccezioneIdNonValido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float" office:value="5">
            <text:p>5</text:p>
          </table:table-cell>
          <table:table-cell table:style-name="ce2" office:value-type="string">
            <text:p>test getTennista posizione &gt;NtennistiPresenti</text:p>
          </table:table-cell>
          <table:table-cell/>
          <table:table-cell table:style-name="ce2" office:value-type="string">
            <text:p>istanzio una Classifica c1, invoco c1.setTennista(t), invoco t1=c1.getTennista(500),</text:p>
          </table:table-cell>
          <table:table-cell table:style-name="ce2" office:value-type="string">
            <text:p>Sollevamento EccezioneIdNonValido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3" office:value-type="string">
            <text:p>test getTennista posizione &gt;valore massimo posizione</text:p>
          </table:table-cell>
          <table:table-cell/>
          <table:table-cell table:style-name="ce3" office:value-type="string">
            <text:p>istanzio una Classifica c1, invoco c1.setTennista(t) <text:s/>con un for per tutte le celle dell'array, invoco t1=c1.getTennista(1100),</text:p>
          </table:table-cell>
          <table:table-cell table:style-name="ce3" office:value-type="string">
            <text:p>Sollevamento EccezioneIdNonValido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style-name="ce3" office:value-type="string">
            <text:p>Test eliminaTennista correttamente</text:p>
          </table:table-cell>
          <table:table-cell/>
          <table:table-cell table:style-name="ce3" office:value-type="string">
            <text:p>istanzio una Classifica c1, invoco c1.setTennista(t), invoco c1.eliminaTennista(0), invoco c1.getTennista(0)</text:p>
          </table:table-cell>
          <table:table-cell table:style-name="ce3" office:value-type="string">
            <text:p>Sollevamento EccezioneIdNonValido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float" office:value="9">
            <text:p>9</text:p>
          </table:table-cell>
          <table:table-cell table:style-name="ce2" office:value-type="string">
            <text:p>Test eliminaTennista posizione &lt;0</text:p>
          </table:table-cell>
          <table:table-cell/>
          <table:table-cell table:style-name="ce3" office:value-type="string">
            <text:p>istanzio una Classifica c1, invoco c1.setTennista(t), invoco c1.eliminaTennista(-1)</text:p>
          </table:table-cell>
          <table:table-cell table:style-name="ce3" office:value-type="string">
            <text:p>Sollevamento EccezioneIdNonValido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float" office:value="10">
            <text:p>10</text:p>
          </table:table-cell>
          <table:table-cell table:style-name="ce3" office:value-type="string">
            <text:p>Test eliminaTennista posizione&gt; valore massimo posizione</text:p>
          </table:table-cell>
          <table:table-cell/>
          <table:table-cell table:style-name="ce3" office:value-type="string">
            <text:p>istanzio una Classifica c1, invoco c1.setTennista(t) con un for per tutte le celle dell'array,, invoco c1.eliminaTennista(1100)</text:p>
          </table:table-cell>
          <table:table-cell table:style-name="ce3" office:value-type="string">
            <text:p>Sollevamento EccezioneIdNonValido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float" office:value="11">
            <text:p>11</text:p>
          </table:table-cell>
          <table:table-cell table:style-name="ce2" office:value-type="string">
            <text:p>test eliminaTennista posizione &gt;NtennistiPresenti</text:p>
          </table:table-cell>
          <table:table-cell/>
          <table:table-cell table:style-name="ce3" office:value-type="string">
            <text:p>istanzio una Classifica c1, invoco c1.setTennista(t), invoco c1.eliminaTennista(5)</text:p>
          </table:table-cell>
          <table:table-cell table:style-name="ce3" office:value-type="string">
            <text:p>Sollevamento EccezioneIdNonValido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float" office:value="12">
            <text:p>12</text:p>
          </table:table-cell>
          <table:table-cell table:style-name="ce3" office:value-type="string">
            <text:p>Test getNumMaxTenisti</text:p>
          </table:table-cell>
          <table:table-cell/>
          <table:table-cell table:style-name="ce3" office:value-type="string">
            <text:p>istanzio una classifica c1 invoco n=c1.getNumMaxTennisti()</text:p>
          </table:table-cell>
          <table:table-cell table:style-name="ce3" office:value-type="string">
            <text:p>n=1000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style-name="ce2" office:value-type="string">
            <text:p>Test getNTennistiPresenti</text:p>
          </table:table-cell>
          <table:table-cell/>
          <table:table-cell table:style-name="ce2" office:value-type="string">
            <text:p>istanzio una classifica c1, invoco c1.setTennista(t), invoco c1.setTennista(t). Invoco n=getNTennistiPresenti()</text:p>
          </table:table-cell>
          <table:table-cell table:style-name="ce2" office:value-type="string">
            <text:p>n=2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table:style-name="ce3" office:value-type="string">
            <text:p>Test aggiungiPuntiTennista corretto</text:p>
          </table:table-cell>
          <table:table-cell/>
          <table:table-cell table:style-name="ce2" office:value-type="string">
            <text:p>istanzio una classifica c1, invoco c1.setTennista(t), Invoco c1.aggiungiPuntiTennista(300,0), Invoco t1=c1.getTennista(0)</text:p>
          </table:table-cell>
          <table:table-cell table:style-name="ce3" office:value-type="string">
            <text:p>t1.getPunti()=puntiIniziali + PuntiAggiunti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style-name="ce3" office:value-type="string">
            <text:p>Test aggiungiTitoliTennista corretto</text:p>
          </table:table-cell>
          <table:table-cell/>
          <table:table-cell table:style-name="ce2" office:value-type="string">
            <text:p>istanzio una classifica c1, invoco c1.setTennista(t), Invoco c1.aggiungiTitoliTennista(3,0), Invoco t1=c1.getTennista(0)</text:p>
          </table:table-cell>
          <table:table-cell table:style-name="ce3" office:value-type="string">
            <text:p>t1.getTitoli()=TitoliIniziali + titoliAggiunti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8">
          <table:table-cell table:number-columns-repeated="2"/>
          <table:table-cell office:value-type="float" office:value="16">
            <text:p>16</text:p>
          </table:table-cell>
          <table:table-cell table:style-name="ce3" office:value-type="string">
            <text:p>Test toString</text:p>
          </table:table-cell>
          <table:table-cell/>
          <table:table-cell table:style-name="ce3" office:value-type="string">
            <text:p>istanzio una mensola m1, invoco m1.setVolume(l1,0), invoco m1.setVolume(l2.5). Invoco String s=m1.toString()</text:p>
          </table:table-cell>
          <table:table-cell table:style-name="ce3" office:value-type="string">
            <text:p>s="\nPosizione: 0\t\nTitolo: libro1\nAutore:autore1\nNumero pagine=100\n\nPosizione: 5\t\nTitolo: libro2\nAutore:autore2\nNumero pagine=200\n"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float" office:value="17">
            <text:p>17</text:p>
          </table:table-cell>
          <table:table-cell table:style-name="ce2" office:value-type="string">
            <text:p>test costruttore di copia e metodo equals con copia uguale</text:p>
          </table:table-cell>
          <table:table-cell/>
          <table:table-cell table:style-name="ce2" office:value-type="string">
            <text:p>istanzio una mensola m1, invoco m1.setVolume(l1,0), invoco m1.setVolume(l2.5). Istamzio mensola m2=new Mensola(m1)</text:p>
          </table:table-cell>
          <table:table-cell table:style-name="ce2" office:value-type="string">
            <text:p>m2.equals(m1)==true</text:p>
          </table:table-cell>
          <table:table-cell table:number-columns-repeated="6"/>
        </table:table-row>
        <table:table-row table:style-name="ro10">
          <table:table-cell table:number-columns-repeated="2"/>
          <table:table-cell office:value-type="float" office:value="18">
            <text:p>18</text:p>
          </table:table-cell>
          <table:table-cell table:style-name="ce3" office:value-type="string">
            <text:p>test costruttore di copia e metodo equals con copia non uguale. Test indipendenza del costruttore di copia</text:p>
          </table:table-cell>
          <table:table-cell/>
          <table:table-cell table:style-name="ce3" office:value-type="string">
            <text:p>istanzio una mensola m1, invoco m1.setVolume(l1,0), invoco m1.setVolume(l2.5). Invoco mensola m2=new Mensola(m1). Invoco m2.rimuoviVolume(0)</text:p>
          </table:table-cell>
          <table:table-cell table:style-name="ce3" office:value-type="string">
            <text:p>m2.equals(m1)==false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float" office:value="19">
            <text:p>19</text:p>
          </table:table-cell>
          <table:table-cell table:style-name="ce3" office:value-type="string">
            <text:p>test metodo equals con numero di libri uguale ma in posizioni diverse</text:p>
          </table:table-cell>
          <table:table-cell/>
          <table:table-cell table:style-name="ce3" office:value-type="string">
            <text:p>istanzio una mensola m1, istanzio una mensola m2, invoco m1.setVolume(l1,0), invoco m2.setVolume(l2.1)</text:p>
          </table:table-cell>
          <table:table-cell table:style-name="ce3" office:value-type="string">
            <text:p>m2.equals(m1)==false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float" office:value="20">
            <text:p>20</text:p>
          </table:table-cell>
          <table:table-cell table:style-name="ce3" office:value-type="string">
            <text:p>test metodo equals con libri diverso nella stessa posizione</text:p>
          </table:table-cell>
          <table:table-cell/>
          <table:table-cell table:style-name="ce3" office:value-type="string">
            <text:p>istanzio una mensola m1, istanzio una mensola m2, invoco m1.setVolume(l1,0), invoco m2.setVolume(l2.01)</text:p>
          </table:table-cell>
          <table:table-cell table:style-name="ce3" office:value-type="string">
            <text:p>m2.equals(m1)==false</text:p>
          </table:table-cell>
          <table:table-cell table:number-columns-repeated="6"/>
        </table:table-row>
        <table:table-row table:style-name="ro11" table:number-rows-repeated="1048549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8">08/05/2024</text:date>, <text:time>11.01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6T11:41:57.47</meta:creation-date>
    <dc:date>2024-05-08T11:01:24.16</dc:date>
    <meta:editing-duration>PT1H32M36S</meta:editing-duration>
    <meta:editing-cycles>2</meta:editing-cycles>
    <meta:generator>OpenOffice/4.1.13$Win32 OpenOffice.org_project/4113m1$Build-9810</meta:generator>
    <meta:document-statistic meta:table-count="3" meta:cell-count="100" meta:object-count="0"/>
  </office:meta>
</office:document-meta>
</file>